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hel" svg:font-family="Sahel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officeooo:rsid="001f73ef" officeooo:paragraph-rsid="001f73ef"/>
    </style:style>
    <style:style style:name="P2" style:family="paragraph" style:parent-style-name="Standard">
      <style:paragraph-properties style:writing-mode="lr-tb"/>
      <style:text-properties style:font-name="Liberation Serif" fo:font-weight="bold" officeooo:rsid="001f73ef" officeooo:paragraph-rsid="001f73ef" style:font-weight-asian="bold" style:font-weight-complex="bold"/>
    </style:style>
    <style:style style:name="P3" style:family="paragraph" style:parent-style-name="Standard" style:list-style-name="L1">
      <style:paragraph-properties style:writing-mode="lr-tb"/>
      <style:text-properties style:font-name="Liberation Serif" officeooo:rsid="001f73ef" officeooo:paragraph-rsid="001f73ef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Liberation Serif" officeooo:rsid="001f73ef" officeooo:paragraph-rsid="001f73ef" style:font-name-complex="Sahel"/>
    </style:style>
    <style:style style:name="P5" style:family="paragraph" style:parent-style-name="Standard">
      <style:paragraph-properties style:writing-mode="lr-tb"/>
      <style:text-properties style:font-name="Liberation Serif" fo:font-weight="normal" officeooo:rsid="001f73ef" officeooo:paragraph-rsid="001f73ef" style:font-weight-asian="normal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Sahel" fo:font-weight="normal" officeooo:rsid="0020c151" officeooo:paragraph-rsid="0020c151" style:font-weight-asian="normal" style:font-name-complex="Sahe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20c151" officeooo:paragraph-rsid="0020c151" style:font-weight-asian="normal" style:font-name-complex="Sahel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Liberation Serif" fo:font-weight="normal" officeooo:rsid="0020c151" officeooo:paragraph-rsid="0020c151" style:font-weight-asian="normal" style:font-name-complex="Sahe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228a6f" officeooo:paragraph-rsid="00228a6f" style:font-weight-asian="normal" style:font-name-complex="Sahe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fo:font-weight="bold" officeooo:rsid="0020c151" officeooo:paragraph-rsid="0020c151" style:font-weight-asian="bold" style:font-name-complex="Sahel" style:font-weight-complex="bold"/>
    </style:style>
    <style:style style:name="T1" style:family="text">
      <style:text-properties officeooo:rsid="0020c1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Single Responsibility Principle</text:p>
        </text:list-item>
        <text:list-item>
          <text:p text:style-name="P3">Open-Closed Principle</text:p>
        </text:list-item>
        <text:list-item>
          <text:p text:style-name="P3">Liskov Substitution Principle</text:p>
        </text:list-item>
        <text:list-item>
          <text:p text:style-name="P3">Interface Segregation Principle</text:p>
        </text:list-item>
        <text:list-item>
          <text:p text:style-name="P3">Dependency Inversion Principle</text:p>
        </text:list-item>
      </text:list>
      <text:p text:style-name="P1"/>
      <text:p text:style-name="P1"/>
      <text:p text:style-name="P2">SRP</text:p>
      <text:p text:style-name="P1">A class should have one and only one reason to change</text:p>
      <text:p text:style-name="P4">کلاس باید به یک نقش پاسخ بدهد</text:p>
      <text:p text:style-name="P1"/>
      <text:p text:style-name="P2">OCP</text:p>
      <text:p text:style-name="P5">Classes should be open <text:span text:style-name="T1">for extension but closed for modification.</text:span></text:p>
      <text:p text:style-name="P6">کلاس‌ها باید برای گسترش باز ولی برای تغییر بسته باشند.</text:p>
      <text:p text:style-name="P6">قادر به اضافه کردن به سیستم بدون اینکه نیاز باشه کلاس‌های موجود رو تغییر بدیم</text:p>
      <text:p text:style-name="P6">باعث کاهش coupling میشه</text:p>
      <text:p text:style-name="P6">و به کمک DIP میشه پیاده‌سازی بهتری ازش داشت.</text:p>
      <text:p text:style-name="P6"/>
      <text:p text:style-name="P10">LSP</text:p>
      <text:p text:style-name="P7">subclasses should be substitutable for their base classes.</text:p>
      <text:p text:style-name="P8">فرزند نباید تعهدات کمتری نسبت به والد خودش ارائه کنه</text:p>
      <text:p text:style-name="P8">و نباید انتظار بیشتری نسبت به والد خودش داشته باشه.</text:p>
      <text:p text:style-name="P10"/>
      <text:p text:style-name="P10">ISP</text:p>
      <text:p text:style-name="P7">Many specific interfaces are better than a single general interface.</text:p>
      <text:p text:style-name="P6">چند واسط ریزدانه تمرکزش روی یک هدف باشه بهتر از واسطی است که چندین کار رو انجام میده</text:p>
      <text:p text:style-name="P6"/>
      <text:p text:style-name="P6">پیوستگی cohesion افزایش پیدا میکنه</text:p>
      <text:p text:style-name="P6"/>
      <text:p text:style-name="P10">DIP</text:p>
      <text:p text:style-name="P9">Depend upon abstraction. Do not depend upon concretions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hel" svg:font-family="Sahe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1:57:09.215563723</meta:creation-date>
    <dc:date>2025-01-02T10:57:32.950353185</dc:date>
    <meta:editing-duration>PT12H36M4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59" meta:character-count="907" meta:non-whitespace-character-count="777"/>
  </office:meta>
</office:document-meta>
</file>